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&lt;program&gt;<text:s text:c="3"/>-&gt;<text:s text:c="2"/>&lt;decList&gt; &lt;function&gt;&lt;body&gt; .</text:span></text:p>
      <text:p text:style-name="P1"><text:span text:style-name="T1">&lt;decList&gt;<text:s text:c="3"/>-&gt;<text:s text:c="2"/>var id : typ ; &lt;decList&gt;</text:span></text:p>
      <text:p text:style-name="P1"><text:span text:style-name="T1">&lt;decList&gt; -&gt; eps</text:span></text:p>
      <text:p text:style-name="P1"><text:span text:style-name="T1">&lt;function&gt; -&gt;<text:s text:c="2"/>id (&lt;param&gt; ) : typ ; &lt;forward&gt; &lt;decList&gt; &lt;body&gt; ; &lt;function&gt;</text:span></text:p>
      <text:p text:style-name="P1"><text:span text:style-name="T1">&lt;param&gt;<text:s text:c="2"/>-&gt; id : typ &lt;nextParam&gt;</text:span></text:p>
      <text:p text:style-name="P1"><text:span text:style-name="T1">&lt;nextParam&gt; -&gt;<text:s text:c="2"/>; id : typ &lt;nextParam&gt;</text:span></text:p>
      <text:p text:style-name="P1"><text:span text:style-name="T1">&lt;body&gt; -&gt;<text:s text:c="2"/>begin &lt;statements&gt; end</text:span></text:p>
      <text:p text:style-name="P1"><text:span text:style-name="T1">&lt;statements&gt; -&gt; &lt;stat&gt; ; &lt;statements&gt;</text:span></text:p>
      <text:p text:style-name="P1"><text:span text:style-name="T1">&lt;statements&gt; -&gt; &lt;stat&gt;</text:span></text:p>
      <text:p text:style-name="P1"><text:span text:style-name="T1">&lt;stat&gt; -&gt;<text:s text:c="2"/>id := &lt;expression&gt;</text:span></text:p>
      <text:p text:style-name="P1"><text:span text:style-name="T1">&lt;stat&gt; -&gt; id := id (&lt;terms&gt;) </text:span></text:p>
      <text:p text:style-name="P1"><text:span text:style-name="T1">&lt;stat&gt; -&gt; &lt;if&gt; </text:span></text:p>
      <text:p text:style-name="P1"><text:span text:style-name="T1">&lt;stat&gt; -&gt; &lt;while&gt;</text:span></text:p>
      <text:p text:style-name="P1"><text:span text:style-name="T1">&lt;stat&gt; -&gt; &lt;read&gt;</text:span></text:p>
      <text:p text:style-name="P1"><text:span text:style-name="T1">&lt;stat&gt; -&gt; &lt;write&gt;<text:s text:c="2"/></text:span></text:p>
      <text:p text:style-name="P1"><text:span text:style-name="T1">&lt;if&gt; -&gt;<text:s text:c="2"/>if &lt;expression&gt; then&lt;body&gt; ; else &lt;body&gt; ;</text:span></text:p>
      <text:p text:style-name="P1"><text:span text:style-name="T1">&lt;while&gt; -&gt; while &lt;expression&gt; do &lt;body&gt; ;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